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2CA00003DEAF355A3D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text-properties fo:font-size="14pt" style:text-underline-style="none" style:font-size-asian="14pt" style:font-size-complex="14pt"/>
    </style:style>
    <style:style style:name="P9" style:family="paragraph" style:parent-style-name="Standard">
      <style:text-properties fo:font-size="14pt" style:text-underline-style="none" fo:background-color="#ffff00" style:font-size-asian="14pt"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text-properties fo:color="#00b8ff" fo:font-size="14pt" style:text-underline-style="none" style:font-size-asian="14pt" style:font-size-complex="14pt"/>
    </style:style>
    <style:style style:name="P12" style:family="paragraph" style:parent-style-name="List_20_Paragraph">
      <style:text-properties fo:font-size="14pt" style:font-size-asian="14pt" style:font-size-complex="14pt"/>
    </style:style>
    <style:style style:name="P13" style:family="paragraph" style:parent-style-name="Standard" style:master-page-name="Standard">
      <style:paragraph-properties style:page-number="auto"/>
    </style:style>
    <style:style style:name="P14" style:family="paragraph" style:parent-style-name="Standard">
      <style:paragraph-properties fo:text-align="center" style:justify-single-word="false"/>
      <style:text-properties fo:color="#008000" fo:font-size="20pt" fo:font-weight="normal"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14pt" style:font-size-asian="14pt" style:font-size-complex="14pt"/>
    </style:style>
    <style:style style:name="P18" style:family="paragraph" style:parent-style-name="Standard">
      <style:text-properties fo:font-size="14pt" style:text-underline-style="none" style:font-size-asian="14pt" style:font-size-complex="14pt"/>
    </style:style>
    <style:style style:name="P19" style:family="paragraph" style:parent-style-name="Standard">
      <style:paragraph-properties fo:text-align="center" style:justify-single-word="false"/>
    </style:style>
    <style:style style:name="P20" style:family="paragraph" style:parent-style-name="List_20_Paragraph" style:list-style-name="WWNum1">
      <style:text-properties fo:font-size="14pt" style:font-size-asian="14pt" style:font-size-complex="14pt"/>
    </style:style>
    <style:style style:name="P21" style:family="paragraph" style:parent-style-name="List_20_Paragraph" style:list-style-name="L1">
      <style:text-properties fo:font-size="14pt" style:font-size-asian="14pt" style:font-size-complex="14pt"/>
    </style:style>
    <style:style style:name="T1" style:family="text">
      <style:text-properties style:text-underline-style="none"/>
    </style:style>
    <style:style style:name="T2" style:family="text">
      <style:text-properties fo:color="#00ae00"/>
    </style:style>
    <style:style style:name="T3" style:family="text">
      <style:text-properties fo:color="#00ae00" style:text-underline-style="none"/>
    </style:style>
    <style:style style:name="T4" style:family="text">
      <style:text-properties fo:color="#ff420e"/>
    </style:style>
    <style:style style:name="T5" style:family="text">
      <style:text-properties fo:font-size="14pt" style:font-size-asian="14pt" style:font-size-complex="14pt"/>
    </style:style>
    <style:style style:name="T6" style:family="text">
      <style:text-properties fo:font-size="14pt" fo:background-color="#ffff00" style:font-size-asian="14pt" style:font-size-complex="14pt"/>
    </style:style>
    <style:style style:name="T7" style:family="text">
      <style:text-properties fo:color="#000000"/>
    </style:style>
    <style:style style:name="T8" style:family="text">
      <style:text-properties fo:color="#00b8ff"/>
    </style:style>
    <style:style style:name="T9" style:family="text">
      <style:text-properties fo:color="#00b8ff" fo:font-size="14pt" style:font-size-asian="14pt" style:font-size-complex="14pt"/>
    </style:style>
    <style:style style:name="T10" style:family="text">
      <style:text-properties fo:color="#ff0000" style:text-underline-style="none"/>
    </style:style>
    <style:style style:name="T11" style:family="text">
      <style:text-properties fo:color="#ff0000" fo:font-weight="bold" style:font-weight-asian="bold"/>
    </style:style>
    <style:style style:name="T12" style:family="text">
      <style:text-properties fo:color="#0084d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Handbuch – BOMBERMAN mit komischen Hühnern!</text:p>
      <text:p text:style-name="P14"/>
      <text:p text:style-name="P14"/>
      <text:p text:style-name="P14"/>
      <text:p text:style-name="P14"/>
      <text:p text:style-name="P14"><draw:frame draw:style-name="fr1" draw:name="Grafik1" text:anchor-type="paragraph" svg:width="17cm" svg:height="12.714cm" draw:z-index="0"><draw:image xlink:href="Pictures/20000007000052CA00003DEAF355A3DB.svm" xlink:type="simple" xlink:show="embed" xlink:actuate="onLoad"/></draw:frame></text:p>
      <text:p text:style-name="P14"/>
      <text:p text:style-name="P14"/>
      <text:p text:style-name="P14"/>
      <text:p text:style-name="P14"/>
      <text:p text:style-name="P14"/>
      <text:p text:style-name="P14"/>
      <text:p text:style-name="P14"/>
      <text:p text:style-name="P14"/>
      <text:p text:style-name="P19"/>
      <text:p text:style-name="P19"/>
      <text:p text:style-name="P3"><text:soft-page-break/>Inhaltsverzeichnis</text:p>
      <text:p text:style-name="P3"/>
      <text:list xml:id="list35345806" text:style-name="WWNum1">
        <text:list-item>
          <text:p text:style-name="P20">Voraussetzungen<text:tab/><text:tab/><text:tab/><text:tab/><text:tab/><text:tab/><text:tab/><text:tab/><text:tab/>1</text:p>
          <text:p text:style-name="P20"/>
        </text:list-item>
        <text:list-item>
          <text:p text:style-name="P20">Spielprinzip<text:tab/><text:tab/><text:tab/><text:tab/><text:tab/><text:tab/><text:tab/><text:tab/><text:tab/><text:tab/>1</text:p>
          <text:p text:style-name="P20"/>
        </text:list-item>
        <text:list-item>
          <text:p text:style-name="P20">Steuerung<text:tab/><text:tab/><text:tab/><text:tab/><text:tab/><text:tab/><text:tab/><text:tab/><text:tab/><text:tab/>2</text:p>
          <text:p text:style-name="P20"/>
        </text:list-item>
        <text:list-item>
          <text:p text:style-name="P20">Optionen<text:tab/><text:tab/><text:tab/><text:tab/><text:tab/><text:tab/><text:tab/><text:tab/><text:tab/><text:tab/>2</text:p>
          <text:p text:style-name="P20"/>
        </text:list-item>
        <text:list-item>
          <text:p text:style-name="P20">Modi <text:tab/><text:tab/><text:tab/><text:tab/><text:tab/><text:tab/><text:tab/><text:tab/><text:tab/><text:tab/><text:tab/>3</text:p>
        </text:list-item>
      </text:list>
      <text:p text:style-name="P12">- Singleplayer<text:tab/><text:tab/><text:tab/><text:tab/><text:tab/><text:tab/><text:tab/><text:tab/><text:tab/></text:p>
      <text:list xml:id="list35376138" text:style-name="L1">
        <text:list-header>
          <text:p text:style-name="P21">- Multiplayer<text:tab/><text:tab/><text:tab/><text:tab/><text:tab/><text:tab/><text:tab/><text:tab/><text:tab/></text:p>
          <text:p text:style-name="P21"/>
        </text:list-header>
      </text:list>
      <text:list xml:id="list42402499" text:continue-list="list35345806" text:style-name="WWNum1">
        <text:list-item>
          <text:p text:style-name="P20">Spiel starten<text:tab/><text:tab/><text:tab/><text:tab/><text:tab/><text:tab/><text:tab/><text:tab/><text:tab/><text:tab/>3</text:p>
          <text:p text:style-name="P20"/>
        </text:list-item>
        <text:list-item>
          <text:p text:style-name="P20">FAQ<text:tab/><text:tab/><text:tab/><text:tab/><text:tab/><text:tab/><text:tab/><text:tab/><text:tab/><text:tab/><text:tab/>4</text:p>
          <text:p text:style-name="P20"/>
        </text:list-item>
        <text:list-item>
          <text:p text:style-name="P20">Arbeitsgruppe<text:tab/><text:tab/><text:tab/><text:tab/><text:tab/><text:tab/><text:tab/><text:tab/><text:tab/>4</text:p>
          <text:p text:style-name="P20"/>
        </text:list-item>
        <text:list-item>
          <text:p text:style-name="P20">Hilfe<text:tab/><text:tab/><text:tab/><text:tab/><text:tab/><text:tab/><text:tab/><text:tab/><text:tab/><text:tab/><text:tab/>4</text:p>
          <text:p text:style-name="P20"/>
        </text:list-item>
        <text:list-item>
          <text:p text:style-name="P20">Links<text:tab/><text:tab/><text:tab/><text:tab/><text:tab/><text:tab/><text:tab/><text:tab/><text:tab/><text:tab/><text:tab/>4</text:p>
        </text:list-item>
      </text:list>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orraussetzungen</text:p>
      <text:p text:style-name="P6">Um in den Spielspaß von „Bomberman“ zu kommen, </text:p>
      <text:p text:style-name="P6">benötigt man als Systemvoraussetzung:</text:p>
      <text:p text:style-name="P6"/>
      <text:p text:style-name="P6">unter Windows <text:tab/>mindestens Windows XP Betriebssystem oder neuer </text:p>
      <text:p text:style-name="P6">unter Unix/Linux <text:tab/>spielbar auf den gängigen Betriebssystemen (getestet unter <text:tab/><text:tab/><text:tab/><text:tab/><text:tab/><text:tab/><text:tab/><text:tab/><text:tab/><text:tab/><text:tab/><text:tab/>Ubuntu!)</text:p>
      <text:p text:style-name="P6"><text:soft-page-break/>unter Mac<text:bookmark text:name="_GoBack"/><text:tab/><text:tab/>nicht getestet, daher nicht empfehlenswert</text:p>
      <text:p text:style-name="P6"/>
      <text:p text:style-name="P6"/>
      <text:p text:style-name="P6">Als Nächstes ist ein Compiler zu verwenden. </text:p>
      <text:p text:style-name="P6">Empfehlenswert ist <text:span text:style-name="T11">Eclipse - Entwicklungsumgebung</text:span> zu benutzen, da das Spiel in dieser entwickelt und geschrieben wurde. </text:p>
      <text:p text:style-name="P6">(Diese ist auf folgender Seite gratis downloadbar: <text:s/>www.eclipse.org/downloads)</text:p>
      <text:p text:style-name="P6"/>
      <text:p text:style-name="P6"/>
      <text:p text:style-name="P6"/>
      <text:p text:style-name="P6"/>
      <text:p text:style-name="P6"/>
      <text:p text:style-name="P3"/>
      <text:p text:style-name="P3"/>
      <text:p text:style-name="P3">Spielprinzip</text:p>
      <text:p text:style-name="P6">„BOMBERMAN“ ist ein 2D Geschicklichkeitsspiel, angelehnt an das Original Bomberman aus dem Jahre 1983. </text:p>
      <text:p text:style-name="P6">Der Spieler ist in der Lage durch Bombenlegen brüchige Blöcke zu zerstören. Somit schafft er sich einen Weg durch die Ebene. Das Ziel ist es den Ausgang zu erreichen.</text:p>
      <text:p text:style-name="P6"/>
      <text:p text:style-name="P6">Im Multiplayer muss der Spieler mit Köpfchen versuchen den Gegner zum Einen daran zu <text:s/>hindern den Ausgang zu erreichen und zum Anderen ihn durch überlegtes Bombelegen zu besiegen.</text:p>
      <text:p text:style-name="P6">Aber Achtung! Der Gegner wird das Gleiche versuchen.</text:p>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4">1</text:p>
      <text:p text:style-name="P5"/>
      <text:p text:style-name="P5">Steuerung</text:p>
      <text:p text:style-name="P8">Der Spieler steuert seinen Bomberman durch die Ebene. Dabei kann Bomberman in 4 verschiedene Himmelsrichtungen gehen. Nach Norden, Osten, Süden und Westen. Durch Bombenlegen und Ausweichen der daraus resultierenden Explosion – die in Form von tödlichen Spiegeleiern kommt – <text:s/>hält er sich am Leben und kann sich so seinen Weg durch die Ebene freiräumen.</text:p>
      <text:p text:style-name="P8"><text:s/></text:p>
      <text:p text:style-name="P6"><text:soft-page-break/>Eine Steuerung für 2 Spieler ist wie folgt zugeteilt:</text:p>
      <text:p text:style-name="P6"/>
      <text:p text:style-name="P6"><text:tab/><text:tab/>Spieler1</text:p>
      <text:p text:style-name="P6"><text:tab/>Nach oben: <text:tab/><text:tab/>Pfeiltaste hoch</text:p>
      <text:p text:style-name="P6"><text:tab/>Nach unten: <text:tab/>Pfeiltaste runter </text:p>
      <text:p text:style-name="P6"><text:tab/>Nach links:<text:tab/><text:tab/>Pfeiltaste links</text:p>
      <text:p text:style-name="P6"><text:tab/>Nach rechts:<text:tab/><text:tab/>Pfeiltaste rechts</text:p>
      <text:p text:style-name="P6"><text:tab/>Bombe legen:<text:tab/>Leertaste</text:p>
      <text:p text:style-name="P6"/>
      <text:p text:style-name="P6"><text:tab/><text:tab/>Spieler2</text:p>
      <text:p text:style-name="P6"><text:tab/>Nach oben:<text:tab/><text:tab/>w</text:p>
      <text:p text:style-name="P6"><text:tab/>Nach unten:<text:tab/><text:tab/>s</text:p>
      <text:p text:style-name="P6"><text:tab/>Nach links:<text:tab/><text:tab/>a</text:p>
      <text:p text:style-name="P6"><text:tab/>Nach rechts:<text:tab/><text:tab/>d</text:p>
      <text:p text:style-name="P6"><text:tab/>Bombe legen:<text:tab/>Strg</text:p>
      <text:p text:style-name="P6"/>
      <text:p text:style-name="P6"/>
      <text:p text:style-name="P6">Das Spiel kann jeder Zeit durch Esc beendet und neugestartet werden.</text:p>
      <text:p text:style-name="P7"><text:span text:style-name="T4">Hinweis</text:span>: Im Menü werden zur Navigation die Pfeiltasten verwende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text:p>
      <text:p text:style-name="P3">Optionen</text:p>
      <text:p text:style-name="P6">Der Punkt <text:span text:style-name="T7">Options</text:span> befindet sich im Hauptmenü.</text:p>
      <text:p text:style-name="P6">In Options befinden sich die Einstellungen für das Spielfenster</text:p>
      <text:p text:style-name="P6"/>
      <text:p text:style-name="P6"><text:span text:style-name="T8"><text:tab/>Fullscreen</text:span><text:tab/><text:tab/>Spiele BOMBERMAN auf vollem Bildschirm</text:p>
      <text:p text:style-name="P6"><text:span text:style-name="T8"><text:tab/>Windowed</text:span><text:tab/><text:tab/>Spiele BOMBERMAN in der Auflösung <text:span text:style-name="T2">800x600</text:span></text:p>
      <text:p text:style-name="P10"/>
      <text:p text:style-name="P10"><text:soft-page-break/>die Einstellungen für die Musik</text:p>
      <text:p text:style-name="P10"/>
      <text:p text:style-name="P10"><text:span text:style-name="T8"><text:tab/>Music: ON OFF</text:span><text:tab/>Schalte die Hintergrundmusik im Spiel an oder aus</text:p>
      <text:p text:style-name="P6"/>
      <text:p text:style-name="P6">die Einstellungen für die Frames</text:p>
      <text:p text:style-name="P6"/>
      <text:p text:style-name="P6"><text:span text:style-name="T8"><text:tab/>Limit Framerate</text:span><text:tab/>Begrenzt die Framerate (bei schnellen <text:tab/><text:tab/><text:tab/><text:tab/><text:tab/><text:tab/><text:tab/>Prozessoren unter Umständen notwendig)</text:p>
      <text:p text:style-name="Standard"><text:tab/><text:span text:style-name="T9">Show FPS</text:span><text:tab/><text:tab/>Schaltet die FPS an oder aus</text:p>
      <text:p text:style-name="P8"/>
      <text:p text:style-name="Standard"><text:span text:style-name="T5">und zeigt die</text:span> <text:span text:style-name="T9">Credits</text:span><text:span text:style-name="T5"> an</text:span></text:p>
      <text:p text:style-name="P4"/>
      <text:p text:style-name="P4"/>
      <text:p text:style-name="P3">Modi</text:p>
      <text:p text:style-name="P8">BOMBERMAN 2012 bietet mehrere Spiel-Modi an:</text:p>
      <text:p text:style-name="P8"/>
      <text:p text:style-name="P8"><text:tab/><text:span text:style-name="T8">Tutorial</text:span></text:p>
      <text:p text:style-name="P11"><text:tab/>Static/ Multiplayer</text:p>
      <text:p text:style-name="P11"><text:tab/>Random</text:p>
      <text:p text:style-name="P11"><text:tab/>Network</text:p>
      <text:p text:style-name="P8"/>
      <text:p text:style-name="P8">Tutorial/ Singleplayer: In diesem Modus spielt der Spieler eine Einführung in </text:p>
      <text:p text:style-name="P8">BOMBERMAN 2012. Hier kann er die Steuerung ausprobieren.</text:p>
      <text:p text:style-name="P8"/>
      <text:p text:style-name="P8">Static/ Multiplayer: In diesem Modus spielt der Spieler gegen einen anderen Spieler, oder gegen den Computer. Hier muss nicht nur der Ausgang erreicht werden, sondern auch der Versuch unternommen den Gegner daran zu verhindern den Ausgang zuerst zu erreichen. Durch Bomben kann man den Gegner ausschalten.</text:p>
      <text:p text:style-name="P8">Dieser Modus beinhaltet eine immer gleich-bleibende Ebene.</text:p>
      <text:p text:style-name="P8"/>
      <text:p text:style-name="P8">Random: Ziel ist auch hier das Gleiche wie bei Static/ Multiplayer.</text:p>
      <text:p text:style-name="P8">Dieser Modus generiert zufällig die Mauern in der Ebene. Dadurch wird ein ständiger Wandel des Spielfelds ermöglicht und das Spiel bleibt spannend.</text:p>
      <text:p text:style-name="P8"/>
      <text:p text:style-name="P8">Network: Hier wird über ein Netzwerk eine Verbindung mit anderen Spielern aufgebaut und BOMBERMAN 2012 gemeinsam gespielt.</text:p>
      <text:p text:style-name="P8"/>
      <text:p text:style-name="P8"/>
      <text:p text:style-name="P8"/>
      <text:p text:style-name="P8"/>
      <text:p text:style-name="P8"/>
      <text:p text:style-name="P3">Spiel starten</text:p>
      <text:p text:style-name="P8">Um das Spiel zum Laufen zu bringen sind <text:s/>Systemvoraussetzung zu beachten (siehe dazu Voraussetzungen).</text:p>
      <text:p text:style-name="P8"/>
      <text:p text:style-name="P8"><text:soft-page-break/>In Eclipse öffnet man das Spiel durch den oben in der Menüleiste befindlichen den grünen Button „Run“.</text:p>
      <text:p text:style-name="P3"/>
      <text:p text:style-name="P3"><text:span text:style-name="T10">Hinweis</text:span>:<text:span text:style-name="T1"> Ein manuelles Eingeben von Library-Pfaden ist nicht nötig, da die Windows- und Linux-spezifischen Librarys schon im Ordner </text:span><text:span text:style-name="T3">lib</text:span><text:span text:style-name="T1"> mit dem Spiel mitgeliefert werden.</text:span></text:p>
      <text:p text:style-name="P8"/>
      <text:p text:style-name="P8"/>
      <text:p text:style-name="P8"/>
      <text:p text:style-name="P8"/>
      <text:p text:style-name="P8"/>
      <text:p text:style-name="P8"/>
      <text:p text:style-name="P4">3</text:p>
      <text:p text:style-name="P3">FAQ</text:p>
      <text:p text:style-name="P8">- Das Spiel läuft langsam:</text:p>
      <text:p text:style-name="P8">Vergewissern Sie sich, dass nur ein Spiel läuft. In der Regel läuft das Spiel nur dann langsam - erkennbar an den FPS oben links im Spielfenster - wenn zeitgleich 2 Spiele laufen. Ist dies der Fall schafft ein einfaches Schließen eines Spiels Abhilfe. In wenigen Fällen ist danach ein Neustarten des Spiels nötig.</text:p>
      <text:p text:style-name="P8"/>
      <text:p text:style-name="P8"/>
      <text:p text:style-name="P8"/>
      <text:p text:style-name="P8"/>
      <text:p text:style-name="P3">Arbeitsgruppe</text:p>
      <text:p text:style-name="P8">BOMBERMAN 2012 ist ein Projekt der Gruppe 19. Das Spiel wurde im Rahmen des Programmierpraktikums 2012 der Heinrich Heine Universität im Studienfach Informatik erstellt.</text:p>
      <text:p text:style-name="P8"/>
      <text:p text:style-name="P8">Folgende Studenten haben das Spiel entwickelt:</text:p>
      <text:p text:style-name="P8"/>
      <text:p text:style-name="P8">Benjamin Schlüter</text:p>
      <text:p text:style-name="P8">Dennis-Marco Fanty</text:p>
      <text:p text:style-name="P8">Hiep Dinh</text:p>
      <text:p text:style-name="P8">Ilgar Bosatov</text:p>
      <text:p text:style-name="P8">Matthias Engelhardt</text:p>
      <text:p text:style-name="P8">Viktor Hellwig</text:p>
      <text:p text:style-name="P8"/>
      <text:p text:style-name="P8"/>
      <text:p text:style-name="P8"/>
      <text:p text:style-name="P8"/>
      <text:p text:style-name="P8"/>
      <text:p text:style-name="P3">Hilfe bei Fragen und Problemen</text:p>
      <text:p text:style-name="P8">Hilfe rund um das Spiel ist bei der Gruppe 19 zu erhalten. Diese ist unter der</text:p>
      <text:p text:style-name="P8">E-mailadresse</text:p>
      <text:p text:style-name="P1"><text:a xlink:type="simple" xlink:href="mailto:ilgar.bosatov@uni-duesseldorf"><text:span text:style-name="T6"/></text:a></text:p>
      <text:p text:style-name="Standard"><text:soft-page-break/>ilgar.bosatov@uni-duesseldorf </text:p>
      <text:p text:style-name="P9"/>
      <text:p text:style-name="P8">erreichbar.</text:p>
      <text:p text:style-name="P8"/>
      <text:p text:style-name="P8"/>
      <text:p text:style-name="P8"/>
      <text:p text:style-name="P3">Links</text:p>
      <text:p text:style-name="P1"><text:a xlink:type="simple" xlink:href="http://www.eclipse.org/downloads"><text:span text:style-name="T5"/></text:a></text:p>
      <text:p text:style-name="P1"><text:a xlink:type="simple" xlink:href="http://www.eclipse.org/downloads"><text:span text:style-name="T5">http://www.eclipse.org/downloads</text:span></text:a></text:p>
      <text:p text:style-name="P8"/>
      <text:p text:style-name="P8"/>
      <text:p text:style-name="P4"/>
      <text:p text:style-name="P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ent </meta:initial-creator>
    <meta:creation-date>2012-07-03T18:11:16</meta:creation-date>
    <dc:date>2012-07-06T22:28:05.62</dc:date>
    <meta:editing-duration>PT10H23M3S</meta:editing-duration>
    <meta:editing-cycles>15</meta:editing-cycles>
    <meta:generator>OpenOffice.org/3.3$Win32 OpenOffice.org_project/330m20$Build-9567</meta:generator>
    <meta:document-statistic meta:table-count="0" meta:image-count="1" meta:object-count="0" meta:page-count="7" meta:paragraph-count="97" meta:word-count="713" meta:character-count="4860"/>
  </office:meta>
</office:document-meta>
</file>